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2615" officeooo:paragraph-rsid="0008a737"/>
    </style:style>
    <style:style style:name="P2" style:family="paragraph" style:parent-style-name="Standard">
      <style:text-properties officeooo:rsid="001b9814" officeooo:paragraph-rsid="0008a737"/>
    </style:style>
    <style:style style:name="P3" style:family="paragraph" style:parent-style-name="Standard">
      <style:text-properties officeooo:rsid="000ff287" officeooo:paragraph-rsid="0008a737"/>
    </style:style>
    <style:style style:name="P4" style:family="paragraph" style:parent-style-name="Standard">
      <style:text-properties officeooo:rsid="000ff287" officeooo:paragraph-rsid="0009cd43"/>
    </style:style>
    <style:style style:name="P5" style:family="paragraph" style:parent-style-name="Standard">
      <style:text-properties officeooo:rsid="000ff287" officeooo:paragraph-rsid="000c43ad"/>
    </style:style>
    <style:style style:name="P6" style:family="paragraph" style:parent-style-name="Standard">
      <style:text-properties officeooo:rsid="000ff287" officeooo:paragraph-rsid="000e52c3"/>
    </style:style>
    <style:style style:name="P7" style:family="paragraph" style:parent-style-name="Standard">
      <style:text-properties officeooo:rsid="000ff287" officeooo:paragraph-rsid="0010db13"/>
    </style:style>
    <style:style style:name="P8" style:family="paragraph" style:parent-style-name="Standard">
      <style:text-properties officeooo:rsid="000ff287" officeooo:paragraph-rsid="00140dd7"/>
    </style:style>
    <style:style style:name="P9" style:family="paragraph" style:parent-style-name="Standard">
      <style:text-properties officeooo:rsid="000ff287" officeooo:paragraph-rsid="0014db29"/>
    </style:style>
    <style:style style:name="P10" style:family="paragraph" style:parent-style-name="Standard">
      <style:text-properties officeooo:rsid="000ff287" officeooo:paragraph-rsid="001601de"/>
    </style:style>
    <style:style style:name="P11" style:family="paragraph" style:parent-style-name="Standard">
      <style:text-properties officeooo:rsid="000ff287" officeooo:paragraph-rsid="001753dc"/>
    </style:style>
    <style:style style:name="P12" style:family="paragraph" style:parent-style-name="Standard">
      <style:text-properties officeooo:rsid="000ff287" officeooo:paragraph-rsid="0017b8d0"/>
    </style:style>
    <style:style style:name="P13" style:family="paragraph" style:parent-style-name="Standard">
      <style:text-properties officeooo:rsid="000ff287" officeooo:paragraph-rsid="0018baed"/>
    </style:style>
    <style:style style:name="P14" style:family="paragraph" style:parent-style-name="Standard">
      <style:text-properties officeooo:rsid="000ff287" officeooo:paragraph-rsid="0019a839"/>
    </style:style>
    <style:style style:name="P15" style:family="paragraph" style:parent-style-name="Standard">
      <style:text-properties officeooo:rsid="000ff287" officeooo:paragraph-rsid="001b1a46"/>
    </style:style>
    <style:style style:name="P16" style:family="paragraph" style:parent-style-name="Standard">
      <style:text-properties style:use-window-font-color="true" officeooo:rsid="000ff287" officeooo:paragraph-rsid="0009cd43"/>
    </style:style>
    <style:style style:name="P17" style:family="paragraph" style:parent-style-name="Standard">
      <style:text-properties style:use-window-font-color="true" officeooo:rsid="000ff287" officeooo:paragraph-rsid="000c43ad"/>
    </style:style>
    <style:style style:name="P18" style:family="paragraph" style:parent-style-name="Standard">
      <style:text-properties style:use-window-font-color="true" officeooo:rsid="000ff287" officeooo:paragraph-rsid="000eabae"/>
    </style:style>
    <style:style style:name="P19" style:family="paragraph" style:parent-style-name="Standard">
      <style:text-properties style:use-window-font-color="true" officeooo:rsid="000ff287" officeooo:paragraph-rsid="0010db13"/>
    </style:style>
    <style:style style:name="P20" style:family="paragraph" style:parent-style-name="Standard">
      <style:text-properties style:use-window-font-color="true" officeooo:rsid="000ff287" officeooo:paragraph-rsid="00140dd7"/>
    </style:style>
    <style:style style:name="P21" style:family="paragraph" style:parent-style-name="Standard">
      <style:text-properties style:use-window-font-color="true" officeooo:rsid="000ff287" officeooo:paragraph-rsid="0017b8d0"/>
    </style:style>
    <style:style style:name="P22" style:family="paragraph" style:parent-style-name="Standard">
      <style:text-properties style:use-window-font-color="true" officeooo:rsid="000a9db4" officeooo:paragraph-rsid="000a9db4"/>
    </style:style>
    <style:style style:name="P23" style:family="paragraph" style:parent-style-name="Standard">
      <style:text-properties style:use-window-font-color="true" officeooo:rsid="000a9db4" officeooo:paragraph-rsid="000b1515"/>
    </style:style>
    <style:style style:name="P24" style:family="paragraph" style:parent-style-name="Standard">
      <style:text-properties style:use-window-font-color="true" officeooo:rsid="001b1a46" officeooo:paragraph-rsid="001ce979"/>
    </style:style>
    <style:style style:name="P25" style:family="paragraph" style:parent-style-name="Standard">
      <style:text-properties style:use-window-font-color="true" officeooo:rsid="001d3f1c" officeooo:paragraph-rsid="001d849e"/>
    </style:style>
    <style:style style:name="P26" style:family="paragraph" style:parent-style-name="Standard">
      <style:text-properties style:use-window-font-color="true" officeooo:rsid="00213d7c" officeooo:paragraph-rsid="00233b9f"/>
    </style:style>
    <style:style style:name="P27" style:family="paragraph" style:parent-style-name="Standard">
      <style:text-properties officeooo:paragraph-rsid="000b1515"/>
    </style:style>
    <style:style style:name="P28" style:family="paragraph" style:parent-style-name="Standard">
      <style:text-properties fo:color="#2a6099" officeooo:rsid="0009cd43" officeooo:paragraph-rsid="0009cd43"/>
    </style:style>
    <style:style style:name="P29" style:family="paragraph" style:parent-style-name="Standard">
      <style:text-properties fo:color="#2a6099" officeooo:rsid="000b1515" officeooo:paragraph-rsid="000b1515"/>
    </style:style>
    <style:style style:name="P30" style:family="paragraph" style:parent-style-name="Standard">
      <style:text-properties fo:color="#2a6099" officeooo:rsid="000eabae" officeooo:paragraph-rsid="000eabae"/>
    </style:style>
    <style:style style:name="P31" style:family="paragraph" style:parent-style-name="Standard">
      <style:text-properties officeooo:rsid="0010db13" officeooo:paragraph-rsid="0010db13"/>
    </style:style>
    <style:style style:name="P32" style:family="paragraph" style:parent-style-name="Standard">
      <style:text-properties officeooo:paragraph-rsid="0010db13"/>
    </style:style>
    <style:style style:name="P33" style:family="paragraph" style:parent-style-name="Standard">
      <style:text-properties officeooo:paragraph-rsid="001601de"/>
    </style:style>
    <style:style style:name="P34" style:family="paragraph" style:parent-style-name="Standard">
      <style:text-properties officeooo:paragraph-rsid="0017b8d0"/>
    </style:style>
    <style:style style:name="P35" style:family="paragraph" style:parent-style-name="Standard">
      <style:text-properties officeooo:paragraph-rsid="0018baed"/>
    </style:style>
    <style:style style:name="P36" style:family="paragraph" style:parent-style-name="Standard">
      <style:text-properties officeooo:rsid="001b1a46" officeooo:paragraph-rsid="001ce979"/>
    </style:style>
    <style:style style:name="P37" style:family="paragraph" style:parent-style-name="Standard">
      <style:text-properties officeooo:paragraph-rsid="0024bdff"/>
    </style:style>
    <style:style style:name="P38" style:family="paragraph" style:parent-style-name="Preformatted_20_Text">
      <style:text-properties style:use-window-font-color="true" officeooo:rsid="001dea59" officeooo:paragraph-rsid="003990be"/>
    </style:style>
    <style:style style:name="P39" style:family="paragraph" style:parent-style-name="Standard">
      <style:text-properties fo:color="#2a6099" officeooo:rsid="00140dd7" officeooo:paragraph-rsid="0010db13"/>
    </style:style>
    <style:style style:name="P40" style:family="paragraph" style:parent-style-name="Standard">
      <style:text-properties fo:color="#2a6099" officeooo:rsid="0017b8d0" officeooo:paragraph-rsid="00140dd7"/>
    </style:style>
    <style:style style:name="P41" style:family="paragraph" style:parent-style-name="Standard">
      <style:text-properties fo:color="#2a6099" officeooo:rsid="000eabae" officeooo:paragraph-rsid="003cc186"/>
    </style:style>
    <style:style style:name="P42" style:family="paragraph" style:parent-style-name="Standard">
      <style:text-properties style:use-window-font-color="true" officeooo:rsid="00233b9f" officeooo:paragraph-rsid="0024bdff"/>
    </style:style>
    <style:style style:name="P43" style:family="paragraph" style:parent-style-name="Standard">
      <style:text-properties style:use-window-font-color="true" officeooo:rsid="001d3f1c" officeooo:paragraph-rsid="001d849e"/>
    </style:style>
    <style:style style:name="P44" style:family="paragraph" style:parent-style-name="Standard">
      <style:text-properties style:use-window-font-color="true" officeooo:rsid="001d3f1c" officeooo:paragraph-rsid="002b2e70"/>
    </style:style>
    <style:style style:name="P45" style:family="paragraph" style:parent-style-name="Standard">
      <style:text-properties style:use-window-font-color="true" officeooo:rsid="001d3f1c" officeooo:paragraph-rsid="0030c5cc"/>
    </style:style>
    <style:style style:name="P46" style:family="paragraph" style:parent-style-name="Standard">
      <style:text-properties style:use-window-font-color="true" officeooo:rsid="001d3f1c" officeooo:paragraph-rsid="00327101"/>
    </style:style>
    <style:style style:name="P47" style:family="paragraph" style:parent-style-name="Standard">
      <style:text-properties style:use-window-font-color="true" officeooo:rsid="001b1a46" officeooo:paragraph-rsid="0030d1be"/>
    </style:style>
    <style:style style:name="P48" style:family="paragraph" style:parent-style-name="Standard">
      <style:text-properties style:use-window-font-color="true" officeooo:rsid="0030d1be" officeooo:paragraph-rsid="00327101"/>
    </style:style>
    <style:style style:name="P49" style:family="paragraph" style:parent-style-name="Standard">
      <style:text-properties style:use-window-font-color="true" officeooo:rsid="0037b37b" officeooo:paragraph-rsid="0037b37b"/>
    </style:style>
    <style:style style:name="P50" style:family="paragraph" style:parent-style-name="Standard">
      <style:text-properties style:use-window-font-color="true" officeooo:rsid="001defe4" officeooo:paragraph-rsid="00286618"/>
    </style:style>
    <style:style style:name="P51" style:family="paragraph" style:parent-style-name="Standard">
      <style:text-properties officeooo:paragraph-rsid="00258fb6"/>
    </style:style>
    <style:style style:name="P52" style:family="paragraph" style:parent-style-name="Standard">
      <style:text-properties officeooo:paragraph-rsid="00278b0c"/>
    </style:style>
    <style:style style:name="P53" style:family="paragraph" style:parent-style-name="Standard">
      <style:text-properties officeooo:paragraph-rsid="001d3f1c"/>
    </style:style>
    <style:style style:name="P54" style:family="paragraph" style:parent-style-name="Standard">
      <style:text-properties officeooo:paragraph-rsid="0030d1be"/>
    </style:style>
    <style:style style:name="P55" style:family="paragraph" style:parent-style-name="Standard">
      <style:text-properties officeooo:paragraph-rsid="003cc186"/>
    </style:style>
    <style:style style:name="T1" style:family="text">
      <style:text-properties officeooo:rsid="001cb973"/>
    </style:style>
    <style:style style:name="T2" style:family="text">
      <style:text-properties officeooo:rsid="0008a737"/>
    </style:style>
    <style:style style:name="T3" style:family="text">
      <style:text-properties officeooo:rsid="00112a44"/>
    </style:style>
    <style:style style:name="T4" style:family="text">
      <style:text-properties officeooo:rsid="0009cd43"/>
    </style:style>
    <style:style style:name="T5" style:family="text">
      <style:text-properties officeooo:rsid="000ff287"/>
    </style:style>
    <style:style style:name="T6" style:family="text">
      <style:text-properties fo:color="#2a6099" officeooo:rsid="0008a737"/>
    </style:style>
    <style:style style:name="T7" style:family="text">
      <style:text-properties fo:color="#2a6099" officeooo:rsid="0009cd43"/>
    </style:style>
    <style:style style:name="T8" style:family="text">
      <style:text-properties fo:color="#2a6099" officeooo:rsid="000b1515"/>
    </style:style>
    <style:style style:name="T9" style:family="text">
      <style:text-properties fo:color="#2a6099" officeooo:rsid="000eabae"/>
    </style:style>
    <style:style style:name="T10" style:family="text">
      <style:text-properties fo:color="#2a6099" officeooo:rsid="0010db13"/>
    </style:style>
    <style:style style:name="T11" style:family="text">
      <style:text-properties fo:color="#2a6099" officeooo:rsid="00140dd7"/>
    </style:style>
    <style:style style:name="T12" style:family="text">
      <style:text-properties fo:color="#2a6099" officeooo:rsid="000b1515" fo:background-color="transparent" loext:char-shading-value="0"/>
    </style:style>
    <style:style style:name="T13" style:family="text">
      <style:text-properties fo:color="#2a6099" officeooo:rsid="0017b8d0"/>
    </style:style>
    <style:style style:name="T14" style:family="text">
      <style:text-properties fo:color="#2a6099" officeooo:rsid="001b1a46"/>
    </style:style>
    <style:style style:name="T15" style:family="text">
      <style:text-properties fo:color="#2a6099" officeooo:rsid="003cc186"/>
    </style:style>
    <style:style style:name="T16" style:family="text">
      <style:text-properties officeooo:rsid="000a9db4"/>
    </style:style>
    <style:style style:name="T17" style:family="text">
      <style:text-properties officeooo:rsid="000b1515"/>
    </style:style>
    <style:style style:name="T18" style:family="text">
      <style:text-properties style:use-window-font-color="true"/>
    </style:style>
    <style:style style:name="T19" style:family="text">
      <style:text-properties style:use-window-font-color="true" officeooo:rsid="00112a44"/>
    </style:style>
    <style:style style:name="T20" style:family="text">
      <style:text-properties style:use-window-font-color="true" officeooo:rsid="000b1515"/>
    </style:style>
    <style:style style:name="T21" style:family="text">
      <style:text-properties style:use-window-font-color="true" officeooo:rsid="000ff287"/>
    </style:style>
    <style:style style:name="T22" style:family="text">
      <style:text-properties style:use-window-font-color="true" officeooo:rsid="0008a737"/>
    </style:style>
    <style:style style:name="T23" style:family="text">
      <style:text-properties style:use-window-font-color="true" officeooo:rsid="0009cd43"/>
    </style:style>
    <style:style style:name="T24" style:family="text">
      <style:text-properties style:use-window-font-color="true" officeooo:rsid="001ce979"/>
    </style:style>
    <style:style style:name="T25" style:family="text">
      <style:text-properties style:use-window-font-color="true" officeooo:rsid="0013d458"/>
    </style:style>
    <style:style style:name="T26" style:family="text">
      <style:text-properties style:use-window-font-color="true" officeooo:rsid="001b1a46"/>
    </style:style>
    <style:style style:name="T27" style:family="text">
      <style:text-properties style:use-window-font-color="true" officeooo:rsid="001d3f1c"/>
    </style:style>
    <style:style style:name="T28" style:family="text">
      <style:text-properties style:use-window-font-color="true" officeooo:rsid="00213d7c"/>
    </style:style>
    <style:style style:name="T29" style:family="text">
      <style:text-properties style:use-window-font-color="true" officeooo:rsid="0024bdff"/>
    </style:style>
    <style:style style:name="T30" style:family="text">
      <style:text-properties style:use-window-font-color="true" officeooo:rsid="00233b9f"/>
    </style:style>
    <style:style style:name="T31" style:family="text">
      <style:text-properties style:use-window-font-color="true" officeooo:rsid="00258fb6"/>
    </style:style>
    <style:style style:name="T32" style:family="text">
      <style:text-properties style:use-window-font-color="true" officeooo:rsid="00278b0c"/>
    </style:style>
    <style:style style:name="T33" style:family="text">
      <style:text-properties style:use-window-font-color="true" officeooo:rsid="0030d1be"/>
    </style:style>
    <style:style style:name="T34" style:family="text">
      <style:text-properties officeooo:rsid="000c43ad"/>
    </style:style>
    <style:style style:name="T35" style:family="text">
      <style:text-properties officeooo:rsid="000d92ae"/>
    </style:style>
    <style:style style:name="T36" style:family="text">
      <style:text-properties officeooo:rsid="000e52c3"/>
    </style:style>
    <style:style style:name="T37" style:family="text">
      <style:text-properties officeooo:rsid="000eabae"/>
    </style:style>
    <style:style style:name="T38" style:family="text">
      <style:text-properties officeooo:rsid="0010db13"/>
    </style:style>
    <style:style style:name="T39" style:family="text">
      <style:text-properties officeooo:rsid="0012bc44"/>
    </style:style>
    <style:style style:name="T40" style:family="text">
      <style:text-properties officeooo:rsid="00140dd7"/>
    </style:style>
    <style:style style:name="T41" style:family="text">
      <style:text-properties officeooo:rsid="0014db29"/>
    </style:style>
    <style:style style:name="T42" style:family="text">
      <style:text-properties officeooo:rsid="000b1515" fo:background-color="transparent" loext:char-shading-value="0"/>
    </style:style>
    <style:style style:name="T43" style:family="text">
      <style:text-properties officeooo:rsid="001601de"/>
    </style:style>
    <style:style style:name="T44" style:family="text">
      <style:text-properties officeooo:rsid="0016feea"/>
    </style:style>
    <style:style style:name="T45" style:family="text">
      <style:text-properties officeooo:rsid="0017b8d0"/>
    </style:style>
    <style:style style:name="T46" style:family="text">
      <style:text-properties officeooo:rsid="0018baed"/>
    </style:style>
    <style:style style:name="T47" style:family="text">
      <style:text-properties officeooo:rsid="0019a839"/>
    </style:style>
    <style:style style:name="T48" style:family="text">
      <style:text-properties officeooo:rsid="001b1a46"/>
    </style:style>
    <style:style style:name="T49" style:family="text">
      <style:text-properties officeooo:rsid="001ce979"/>
    </style:style>
    <style:style style:name="T50" style:family="text">
      <style:text-properties officeooo:rsid="0013d458"/>
    </style:style>
    <style:style style:name="T51" style:family="text">
      <style:text-properties officeooo:rsid="001d849e"/>
    </style:style>
    <style:style style:name="T52" style:family="text">
      <style:text-properties officeooo:rsid="00233b9f"/>
    </style:style>
    <style:style style:name="T53" style:family="text">
      <style:text-properties officeooo:rsid="00213d7c"/>
    </style:style>
    <style:style style:name="T54" style:family="text">
      <style:text-properties officeooo:rsid="00258fb6"/>
    </style:style>
    <style:style style:name="T55" style:family="text">
      <style:text-properties officeooo:rsid="00286618"/>
    </style:style>
    <style:style style:name="T56" style:family="text">
      <style:text-properties officeooo:rsid="00298b46"/>
    </style:style>
    <style:style style:name="T57" style:family="text">
      <style:text-properties officeooo:rsid="002b2e70"/>
    </style:style>
    <style:style style:name="T58" style:family="text">
      <style:text-properties officeooo:rsid="002cbfa1"/>
    </style:style>
    <style:style style:name="T59" style:family="text">
      <style:text-properties officeooo:rsid="002dbe84"/>
    </style:style>
    <style:style style:name="T60" style:family="text">
      <style:text-properties officeooo:rsid="002deb49"/>
    </style:style>
    <style:style style:name="T61" style:family="text">
      <style:text-properties officeooo:rsid="002f8483"/>
    </style:style>
    <style:style style:name="T62" style:family="text">
      <style:text-properties officeooo:rsid="0030c5cc"/>
    </style:style>
    <style:style style:name="T63" style:family="text">
      <style:text-properties officeooo:rsid="0030d1be"/>
    </style:style>
    <style:style style:name="T64" style:family="text">
      <style:text-properties officeooo:rsid="00327101"/>
    </style:style>
    <style:style style:name="T65" style:family="text">
      <style:text-properties officeooo:rsid="003990be"/>
    </style:style>
    <style:style style:name="T66" style:family="text">
      <style:text-properties officeooo:rsid="003cc18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sql -u <text:span text:style-name="T2">[UserName]</text:span> -p<text:tab/><text:tab/><text:span text:style-name="T6">###connexion à mysql</text:span></text:p>
      <text:p text:style-name="P1"/>
      <text:p text:style-name="P1">SHOW DATABASES;<text:tab/><text:tab/><text:span text:style-name="T6">###voir les bdd existantes</text:span></text:p>
      <text:p text:style-name="P1"/>
      <text:p text:style-name="P1">CREATE DATABASE <text:span text:style-name="T2">digitalCampusLive</text:span> CHARACTER SET 'utf8'; <text:tab/><text:span text:style-name="T6">###creation de la bdd</text:span><text:span text:style-name="T2"> </text:span><text:span text:style-name="T6">digitalCampusLive</text:span></text:p>
      <text:p text:style-name="P1"/>
      <text:p text:style-name="P2"><text:span text:style-name="T1">USE </text:span><text:span text:style-name="T2">digitalCampusLive;<text:tab/><text:tab/></text:span><text:span text:style-name="T6">###connexion à la bdd digitalCampusLive</text:span></text:p>
      <text:p text:style-name="P2"/>
      <text:p text:style-name="P3">CREATE TABLE IF NOT EXI<text:span text:style-name="T3">STS</text:span> <text:span text:style-name="T2">User</text:span> (</text:p>
      <text:p text:style-name="P3"><text:tab/>id SMALLINT UNSIGNED NOT NULL AUTO_INCREMENT,</text:p>
      <text:p text:style-name="P3"><text:tab/><text:span text:style-name="T2">name</text:span> VARCHAR(40) NOT NULL,</text:p>
      <text:p text:style-name="P3"><text:tab/><text:span text:style-name="T2">password</text:span> CHAR(<text:span text:style-name="T4">40</text:span>) <text:span text:style-name="T4">NOT NULL</text:span>,<text:tab/><text:tab/><text:tab/></text:p>
      <text:p text:style-name="P3"><text:tab/><text:span text:style-name="T4">dateNaissance</text:span> DATE <text:span text:style-name="T16">NOT NULL</text:span>,</text:p>
      <text:p text:style-name="P3"><text:tab/><text:span text:style-name="T4">etudiant</text:span> CHAR(<text:span text:style-name="T16">5</text:span>),</text:p>
      <text:p text:style-name="P3"><text:tab/><text:span text:style-name="T16">role TINYINT</text:span>,</text:p>
      <text:p text:style-name="P15"><text:tab/><text:span text:style-name="T48">INDEX(</text:span><text:span text:style-name="T36">id,</text:span><text:span text:style-name="T43"> name, </text:span><text:span text:style-name="T46">dateNaissance, etudiant</text:span><text:span text:style-name="T48">),</text:span></text:p>
      <text:p text:style-name="P3"><text:tab/>PRIMARY KEY (id)</text:p>
      <text:p text:style-name="P4">); <text:tab/><text:tab/><text:tab/><text:tab/><text:tab/><text:span text:style-name="T7">###creation de la table User</text:span></text:p>
      <text:p text:style-name="P28"><text:tab/><text:tab/><text:tab/><text:tab/><text:tab/>### CHAR(40) pour un hash SHA-1</text:p>
      <text:p text:style-name="P16"/>
      <text:p text:style-name="P23"><text:span text:style-name="T4">S</text:span>HOW TABLES;<text:span text:style-name="T5"><text:tab/><text:tab/><text:tab/></text:span><text:span text:style-name="T7">###</text:span><text:span text:style-name="T8">Voir les tables existantes</text:span></text:p>
      <text:p text:style-name="P22"/>
      <text:p text:style-name="P27"><text:span text:style-name="T19">DESCRIBE </text:span><text:span text:style-name="T20">User</text:span><text:span text:style-name="T19">; </text:span><text:span text:style-name="T21"><text:tab/><text:tab/><text:tab/></text:span><text:span text:style-name="T7">###</text:span><text:span text:style-name="T8">Voir la configuration de la table User</text:span></text:p>
      <text:p text:style-name="P29"/>
      <text:p text:style-name="P5">CREATE TABLE IF NOT EXI<text:span text:style-name="T3">STS</text:span> <text:span text:style-name="T34">Company</text:span> (</text:p>
      <text:p text:style-name="P5"><text:tab/>id SMALLINT UNSIGNED NOT NULL AUTO_INCREMENT,</text:p>
      <text:p text:style-name="P5"><text:tab/><text:span text:style-name="T2">name</text:span> VARCHAR(40) NOT NULL,</text:p>
      <text:p text:style-name="P5"><text:tab/><text:span text:style-name="T34">email</text:span> VARCHAR(<text:span text:style-name="T34">5</text:span>0) NOT NULL,<text:tab/><text:tab/><text:tab/></text:p>
      <text:p text:style-name="P5"><text:tab/>PRIMARY KEY (id)</text:p>
      <text:p text:style-name="P18"><text:span text:style-name="T17">); <text:tab/><text:tab/><text:tab/><text:tab/><text:tab/></text:span><text:span text:style-name="T7">###creation de la table </text:span><text:span text:style-name="T9">Company</text:span></text:p>
      <text:p text:style-name="P17"/>
      <text:p text:style-name="P5">CREATE TABLE IF NOT EXI<text:span text:style-name="T3">STS</text:span> <text:span text:style-name="T34">Cinema</text:span> (</text:p>
      <text:p text:style-name="P5"><text:tab/>id SMALLINT UNSIGNED NOT NULL AUTO_INCREMENT,</text:p>
      <text:p text:style-name="P5"><text:tab/><text:span text:style-name="T2">name</text:span> VARCHAR(40) NOT NULL,</text:p>
      <text:p text:style-name="P5"><text:span text:style-name="T34"><text:tab/>tel TINYTEXT </text:span>NOT NULL,</text:p>
      <text:p text:style-name="P5"><text:span text:style-name="T34"><text:tab/>address TINYTEXT </text:span>NOT NULL,</text:p>
      <text:p text:style-name="P5"><text:tab/><text:span text:style-name="T34">email</text:span> VARCHAR(<text:span text:style-name="T34">5</text:span>0) NOT NULL,</text:p>
      <text:p text:style-name="P6"><text:tab/><text:span text:style-name="T36">id</text:span><text:span text:style-name="T34">Company </text:span>SMALLINT UNSIGNED NOT NULL,<text:tab/><text:tab/></text:p>
      <text:p text:style-name="P5"><text:tab/>PRIMARY KEY (id),</text:p>
      <text:p text:style-name="P5"><text:tab/><text:span text:style-name="T35">CONSTRAINT fk_company_</text:span><text:span text:style-name="T36">id</text:span><text:span text:style-name="T35"> FOREIGN KEY (</text:span><text:span text:style-name="T36">id</text:span><text:span text:style-name="T35">Company) REFERENCES Company(</text:span><text:span text:style-name="T36">id</text:span><text:span text:style-name="T35">)</text:span></text:p>
      <text:p text:style-name="P18"><text:span text:style-name="T17">); <text:tab/><text:tab/><text:tab/><text:tab/> </text:span><text:span text:style-name="T7">###creation de la table </text:span><text:span text:style-name="T9">Cinema avec Clé étrangère sur Company</text:span></text:p>
      <text:p text:style-name="P29"/>
      <text:p text:style-name="P6">CREATE TABLE IF NOT EXI<text:span text:style-name="T3">STS</text:span> <text:span text:style-name="T36">Salle</text:span> (</text:p>
      <text:p text:style-name="P6"><text:tab/>id SMALLINT UNSIGNED NOT NULL AUTO_INCREMENT,</text:p>
      <text:p text:style-name="P6"><text:tab/><text:span text:style-name="T2">name</text:span> VARCHAR(40) NOT NULL,</text:p>
      <text:p text:style-name="P6"><text:span text:style-name="T34"><text:tab/></text:span><text:span text:style-name="T36">capacité</text:span><text:span text:style-name="T34"> </text:span><text:span text:style-name="T37">SMALLINT</text:span><text:span text:style-name="T34"> </text:span>NOT NULL,</text:p>
      <text:p text:style-name="P6"><text:tab/><text:span text:style-name="T36">idCinema</text:span><text:span text:style-name="T34"> </text:span>SMALLINT UNSIGNED NOT NULL,<text:tab/><text:tab/></text:p>
      <text:p text:style-name="P6"><text:tab/>PRIMARY KEY (id),</text:p>
      <text:p text:style-name="P11"><text:tab/><text:span text:style-name="T44">INDEX</text:span><text:span text:style-name="T35">(</text:span><text:span text:style-name="T36">id, </text:span><text:span text:style-name="T43">capacité, idCinema</text:span><text:span text:style-name="T35">)</text:span><text:span text:style-name="T44">,</text:span></text:p>
      <text:p text:style-name="P6"><text:tab/><text:span text:style-name="T35">CONSTRAINT fk_c</text:span><text:span text:style-name="T37">inema</text:span><text:span text:style-name="T35">_</text:span><text:span text:style-name="T36">id</text:span><text:span text:style-name="T35"> FOREIGN KEY (</text:span><text:span text:style-name="T36">id</text:span><text:span text:style-name="T35">C</text:span><text:span text:style-name="T37">inema</text:span><text:span text:style-name="T35">) REFERENCES C</text:span><text:span text:style-name="T37">inema</text:span><text:span text:style-name="T35">(</text:span><text:span text:style-name="T36">id</text:span><text:span text:style-name="T35">)</text:span></text:p>
      <text:p text:style-name="P18"><text:soft-page-break/><text:span text:style-name="T17">); <text:tab/><text:tab/><text:tab/><text:tab/></text:span><text:span text:style-name="T7">###creation de la table </text:span><text:span text:style-name="T9">Salle avec Clé étrangère sur Cinema</text:span></text:p>
      <text:p text:style-name="P30"/>
      <text:p text:style-name="P7">CREATE TABLE IF NOT EXI<text:span text:style-name="T3">STS</text:span> <text:span text:style-name="T38">Film</text:span> (</text:p>
      <text:p text:style-name="P7"><text:tab/>id SMALLINT UNSIGNED NOT NULL AUTO_INCREMENT,</text:p>
      <text:p text:style-name="P7"><text:tab/><text:span text:style-name="T2">name</text:span> VARCHAR(40) NOT NULL,</text:p>
      <text:p text:style-name="P7"><text:span text:style-name="T34"><text:tab/></text:span><text:span text:style-name="T38">ageMin</text:span><text:span text:style-name="T34"> </text:span><text:span text:style-name="T37">SMALLINT</text:span><text:span text:style-name="T34"> </text:span>NOT NULL,</text:p>
      <text:p text:style-name="P7"><text:tab/><text:span text:style-name="T38">dateDebutDiff </text:span>DATE <text:span text:style-name="T16">NOT NULL</text:span>,</text:p>
      <text:p text:style-name="P31"><text:tab/>dateFinDiff <text:span text:style-name="T5">DATE </text:span><text:span text:style-name="T16">NOT NULL</text:span><text:span text:style-name="T5">,</text:span></text:p>
      <text:p text:style-name="P31"><text:tab/><text:span text:style-name="T45">INDEX(id, name),</text:span></text:p>
      <text:p text:style-name="P7"><text:tab/>PRIMARY KEY (id)</text:p>
      <text:p text:style-name="P32"><text:span text:style-name="T20">);</text:span><text:span text:style-name="T8"> <text:tab/><text:tab/><text:tab/><text:tab/></text:span><text:span text:style-name="T7">###creation de la table </text:span><text:span text:style-name="T10">Film</text:span></text:p>
      <text:p text:style-name="P30"/>
      <text:p text:style-name="P7">CREATE TABLE IF NOT EXI<text:span text:style-name="T3">STS</text:span> <text:span text:style-name="T38">Tarif</text:span> (</text:p>
      <text:p text:style-name="P7"><text:tab/>id SMALLINT UNSIGNED NOT NULL AUTO_INCREMENT,</text:p>
      <text:p text:style-name="P7"><text:tab/><text:span text:style-name="T38">c</text:span><text:span text:style-name="T39">ritere</text:span> VARCHAR(<text:span text:style-name="T38">5</text:span>0) NOT NULL,</text:p>
      <text:p text:style-name="P7"><text:span text:style-name="T34"><text:tab/></text:span><text:span text:style-name="T38">montant</text:span><text:span text:style-name="T34"> </text:span><text:span text:style-name="T51">FLOAT</text:span><text:span text:style-name="T34"> </text:span>NOT NULL,</text:p>
      <text:p text:style-name="P14"><text:tab/><text:span text:style-name="T47">INDEX( </text:span><text:span text:style-name="T36">id,</text:span><text:span text:style-name="T43"> </text:span><text:span text:style-name="T46">montant</text:span><text:span text:style-name="T47">),</text:span></text:p>
      <text:p text:style-name="P7"><text:tab/>PRIMARY KEY (id)</text:p>
      <text:p text:style-name="P19"><text:span text:style-name="T17">);</text:span><text:span text:style-name="T8"> <text:tab/><text:tab/><text:tab/><text:tab/></text:span><text:span text:style-name="T7">###creation de la table </text:span><text:span text:style-name="T11">Tarif</text:span></text:p>
      <text:p text:style-name="P39"/>
      <text:p text:style-name="P39"/>
      <text:p text:style-name="P8">CREATE TABLE IF NOT EXI<text:span text:style-name="T3">STS</text:span> <text:span text:style-name="T40">Seance</text:span> (</text:p>
      <text:p text:style-name="P8"><text:tab/>id SMALLINT UNSIGNED NOT NULL AUTO_INCREMENT,</text:p>
      <text:p text:style-name="P9"><text:tab/><text:span text:style-name="T41">horaire</text:span><text:span text:style-name="T43">s</text:span><text:span text:style-name="T38"> </text:span>DATE<text:span text:style-name="T41">TIME</text:span> <text:span text:style-name="T16">NOT NULL</text:span>,</text:p>
      <text:p text:style-name="P8"><text:span text:style-name="T34"><text:tab/></text:span><text:span text:style-name="T40">idfilm</text:span><text:span text:style-name="T34"> </text:span><text:span text:style-name="T37">SMALLINT</text:span><text:span text:style-name="T34"> </text:span>UNSIGNED NOT NULL,</text:p>
      <text:p text:style-name="P10"><text:tab/><text:span text:style-name="T43">filmName </text:span>VARCHAR(40) NOT NULL,</text:p>
      <text:p text:style-name="P9"><text:tab/><text:span text:style-name="T40">id</text:span><text:span text:style-name="T41">salle</text:span><text:span text:style-name="T34"> </text:span><text:span text:style-name="T37">SMALLINT</text:span><text:span text:style-name="T34"> </text:span>UNSIGNED NOT NULL,</text:p>
      <text:p text:style-name="P9"><text:span text:style-name="T40"><text:tab/>id</text:span><text:span text:style-name="T41">cinema</text:span><text:span text:style-name="T34"> </text:span><text:span text:style-name="T37">SMALLINT</text:span><text:span text:style-name="T34"> </text:span>UNSIGNED NOT NULL,</text:p>
      <text:p text:style-name="P10"><text:tab/><text:span text:style-name="T43">nbPlaces</text:span><text:span text:style-name="T34"> </text:span><text:span text:style-name="T37">SMALLINT</text:span><text:span text:style-name="T34"> </text:span>NOT NULL,</text:p>
      <text:p text:style-name="P8"><text:tab/>PRIMARY KEY (id),</text:p>
      <text:p text:style-name="P14"><text:tab/><text:span text:style-name="T47">INDEX( </text:span><text:span text:style-name="T36">id, </text:span><text:span text:style-name="T43">filmName, </text:span><text:span text:style-name="T41">horaire</text:span><text:span text:style-name="T43">s</text:span><text:span text:style-name="T47">),</text:span></text:p>
      <text:p text:style-name="P33"><text:span text:style-name="T5"><text:tab/></text:span><text:span text:style-name="T35">CONSTRAINT fk_</text:span><text:span text:style-name="T43">salle_to_seance</text:span><text:span text:style-name="T35"> FOREIGN KEY (</text:span><text:span text:style-name="T40">id</text:span><text:span text:style-name="T41">salle, </text:span><text:span text:style-name="T43">nbPlaces, idcinema</text:span><text:span text:style-name="T35">) REFERENCES </text:span><text:span text:style-name="T43">Salle</text:span><text:span text:style-name="T35">(</text:span><text:span text:style-name="T36">id, </text:span><text:span text:style-name="T43">capacité, idCinema</text:span><text:span text:style-name="T35">),</text:span></text:p>
      <text:p text:style-name="P10"><text:tab/><text:span text:style-name="T35">CONSTRAINT fk_</text:span><text:span text:style-name="T43">film_to_seance</text:span><text:span text:style-name="T35"> FOREIGN KEY (</text:span><text:span text:style-name="T40">id</text:span><text:span text:style-name="T43">film</text:span><text:span text:style-name="T41">, </text:span><text:span text:style-name="T43">filmName</text:span><text:span text:style-name="T35">) REFERENCES </text:span><text:span text:style-name="T43">Film</text:span><text:span text:style-name="T35">(</text:span><text:span text:style-name="T36">id,</text:span><text:span text:style-name="T43"> name</text:span><text:span text:style-name="T35">)</text:span></text:p>
      <text:p text:style-name="P20"><text:span text:style-name="T42">); <text:tab/></text:span><text:span text:style-name="T8"><text:tab/><text:tab/><text:tab/></text:span><text:span text:style-name="T7">###creation de la table </text:span><text:span text:style-name="T13">Seance</text:span></text:p>
      <text:p text:style-name="P40"/>
      <text:p text:style-name="P40"/>
      <text:p text:style-name="P12">CREATE TABLE IF NOT EXI<text:span text:style-name="T3">STS</text:span> <text:span text:style-name="T45">Ticket</text:span> (</text:p>
      <text:p text:style-name="P12"><text:tab/>id SMALLINT UNSIGNED NOT NULL AUTO_INCREMENT,</text:p>
      <text:p text:style-name="P13"><text:tab/>id<text:span text:style-name="T46">Tarif</text:span> SMALLINT UNSIGNED NOT NULL,</text:p>
      <text:p text:style-name="P12"><text:tab/><text:span text:style-name="T45">price </text:span><text:span text:style-name="T37">SMALLINT</text:span><text:span text:style-name="T34"> </text:span>NOT NULL,</text:p>
      <text:p text:style-name="P12"><text:span text:style-name="T34"><text:tab/></text:span><text:span text:style-name="T40">id</text:span><text:span text:style-name="T45">Seance</text:span><text:span text:style-name="T34"> </text:span><text:span text:style-name="T37">SMALLINT</text:span><text:span text:style-name="T34"> </text:span>UNSIGNED NOT NULL,</text:p>
      <text:p text:style-name="P12"><text:tab/><text:span text:style-name="T43">film</text:span><text:span text:style-name="T45">Seance</text:span><text:span text:style-name="T43"> </text:span>VARCHAR(40) NOT NULL,</text:p>
      <text:p text:style-name="P12"><text:tab/><text:span text:style-name="T41">horaire</text:span><text:span text:style-name="T45">Seance</text:span><text:span text:style-name="T38"> </text:span>DATE<text:span text:style-name="T41">TIME</text:span> <text:span text:style-name="T16">NOT NULL</text:span>,</text:p>
      <text:p text:style-name="P12"><text:tab/><text:span text:style-name="T40">id</text:span><text:span text:style-name="T45">User</text:span><text:span text:style-name="T34"> </text:span><text:span text:style-name="T37">SMALLINT</text:span><text:span text:style-name="T34"> </text:span>UNSIGNED NOT NULL,</text:p>
      <text:p text:style-name="P13"><text:tab/><text:span text:style-name="T2">name</text:span><text:span text:style-name="T46">User</text:span> VARCHAR(40) NOT NULL,</text:p>
      <text:p text:style-name="P13"><text:tab/><text:span text:style-name="T46">d</text:span><text:span text:style-name="T4">ateNaissance</text:span><text:span text:style-name="T46">User</text:span> DATE <text:span text:style-name="T16">NOT NULL</text:span>,</text:p>
      <text:p text:style-name="P13"><text:tab/><text:span text:style-name="T4">etudiant</text:span><text:span text:style-name="T46">User</text:span> CHAR(<text:span text:style-name="T16">5</text:span>),</text:p>
      <text:p text:style-name="P12"><text:tab/>PRIMARY KEY (id),</text:p>
      <text:p text:style-name="P35"><text:span text:style-name="T5"><text:tab/></text:span><text:span text:style-name="T35">CONSTRAINT fk_</text:span><text:span text:style-name="T43">s</text:span><text:span text:style-name="T46">eance</text:span><text:span text:style-name="T43">_to_</text:span><text:span text:style-name="T46">ticket</text:span><text:span text:style-name="T35"> FOREIGN KEY (</text:span><text:span text:style-name="T40">id</text:span><text:span text:style-name="T45">Seance</text:span><text:span text:style-name="T41">, </text:span><text:span text:style-name="T43">film</text:span><text:span text:style-name="T45">Seance</text:span><text:span text:style-name="T43">, </text:span><text:span text:style-name="T41">horaire</text:span><text:span text:style-name="T45">Seance</text:span><text:span text:style-name="T35">) REFERENCES </text:span><text:span text:style-name="T46">Seance</text:span><text:span text:style-name="T35">(</text:span><text:span text:style-name="T36">id, </text:span><text:span text:style-name="T43">filmName, </text:span><text:span text:style-name="T41">horaire</text:span><text:span text:style-name="T43">s</text:span><text:span text:style-name="T35">),</text:span></text:p>
      <text:p text:style-name="P34"><text:soft-page-break/><text:span text:style-name="T5"><text:tab/></text:span><text:span text:style-name="T35">CONSTRAINT fk_</text:span><text:span text:style-name="T46">tarif</text:span><text:span text:style-name="T43">_to_</text:span><text:span text:style-name="T46">ticket</text:span><text:span text:style-name="T35"> FOREIGN KEY (</text:span><text:span text:style-name="T46">idTarif, price</text:span><text:span text:style-name="T35">) REFERENCES </text:span><text:span text:style-name="T46">Tarif</text:span><text:span text:style-name="T35">(</text:span><text:span text:style-name="T36">id,</text:span><text:span text:style-name="T43"> </text:span><text:span text:style-name="T46">montant</text:span><text:span text:style-name="T35">),</text:span></text:p>
      <text:p text:style-name="P13"><text:tab/><text:span text:style-name="T35">CONSTRAINT fk_</text:span><text:span text:style-name="T46">user</text:span><text:span text:style-name="T43">_to_</text:span><text:span text:style-name="T46">ticket</text:span><text:span text:style-name="T35"> FOREIGN KEY (</text:span><text:span text:style-name="T40">id</text:span><text:span text:style-name="T46">User</text:span><text:span text:style-name="T41">, </text:span><text:span text:style-name="T46">nameUser, dateNaissanceUser, etudiantUser</text:span><text:span text:style-name="T35">) REFERENCES </text:span><text:span text:style-name="T46">User</text:span><text:span text:style-name="T35">(</text:span><text:span text:style-name="T36">id,</text:span><text:span text:style-name="T43"> name, </text:span><text:span text:style-name="T46">dateNaissance, etudiant</text:span><text:span text:style-name="T35">)</text:span></text:p>
      <text:p text:style-name="P21"><text:span text:style-name="T42">); </text:span><text:span text:style-name="T12"><text:tab/></text:span><text:span text:style-name="T8"><text:tab/><text:tab/><text:tab/></text:span><text:span text:style-name="T7">###creation de la table </text:span><text:span text:style-name="T14">Ticket</text:span></text:p>
      <text:p text:style-name="P21"/>
      <text:p text:style-name="P36"><text:span text:style-name="T18">INSERT INTO User ( </text:span><text:span text:style-name="T22">name</text:span><text:span text:style-name="T21">, </text:span><text:span text:style-name="T2">password, </text:span><text:span text:style-name="T23">dateNaissance</text:span><text:span text:style-name="T18">) VALUES </text:span><text:span text:style-name="T24">(</text:span><text:span text:style-name="T25">'</text:span><text:span text:style-name="T24">Paul</text:span><text:span text:style-name="T25">'</text:span><text:span text:style-name="T24">, </text:span><text:span text:style-name="T25">'</text:span><text:span text:style-name="T24">password</text:span><text:span text:style-name="T25">'</text:span><text:span text:style-name="T24">, </text:span><text:span text:style-name="T25">'</text:span><text:span text:style-name="T24">1982-03-15</text:span><text:span text:style-name="T25">'</text:span><text:span text:style-name="T24">);</text:span></text:p>
      <text:p text:style-name="P24">INSERT INTO User ( <text:span text:style-name="T2">name</text:span><text:span text:style-name="T5">, </text:span><text:span text:style-name="T2">password, </text:span><text:span text:style-name="T4">dateNaissance, etudiant</text:span>) VALUES <text:span text:style-name="T49">(</text:span><text:span text:style-name="T50">'</text:span><text:span text:style-name="T49">Jeanne</text:span><text:span text:style-name="T50">'</text:span><text:span text:style-name="T49">, </text:span><text:span text:style-name="T50">'</text:span><text:span text:style-name="T49">Jeannette45</text:span><text:span text:style-name="T50">'</text:span><text:span text:style-name="T49">, </text:span><text:span text:style-name="T50">'</text:span><text:span text:style-name="T49">2003-08-21</text:span><text:span text:style-name="T50">', </text:span><text:span text:style-name="T49">True);</text:span></text:p>
      <text:p text:style-name="P24">INSERT INTO User ( <text:span text:style-name="T2">name</text:span><text:span text:style-name="T5">, </text:span><text:span text:style-name="T2">password, </text:span><text:span text:style-name="T4">dateNaissance, </text:span><text:span text:style-name="T49">role</text:span>) VALUES <text:span text:style-name="T49">(</text:span><text:span text:style-name="T50">'</text:span><text:span text:style-name="T49">Administrateur</text:span><text:span text:style-name="T50">'</text:span><text:span text:style-name="T49">, </text:span><text:span text:style-name="T50">'</text:span><text:span text:style-name="T49">ThisIsMySecretPassword2021</text:span><text:span text:style-name="T50">'</text:span><text:span text:style-name="T49">, </text:span><text:span text:style-name="T50">'</text:span><text:span text:style-name="T49">1980-05-01</text:span><text:span text:style-name="T50">', </text:span><text:span text:style-name="T49">1);</text:span></text:p>
      <text:p text:style-name="P53"><text:span text:style-name="T26">INSERT INTO User (</text:span><text:span text:style-name="T22">name</text:span><text:span text:style-name="T21">, </text:span><text:span text:style-name="T22">password, </text:span><text:span text:style-name="T23">dateNaissance</text:span><text:span text:style-name="T26">) VALUES </text:span><text:span text:style-name="T24">(</text:span><text:span text:style-name="T25">'</text:span><text:span text:style-name="T27">Jonathan</text:span><text:span text:style-name="T25">'</text:span><text:span text:style-name="T24">, </text:span><text:span text:style-name="T25">'</text:span><text:span text:style-name="T27">FortniteProGamer</text:span><text:span text:style-name="T25">'</text:span><text:span text:style-name="T24">, </text:span><text:span text:style-name="T25">'</text:span><text:span text:style-name="T27">2010</text:span><text:span text:style-name="T24">-0</text:span><text:span text:style-name="T27">7</text:span><text:span text:style-name="T24">-0</text:span><text:span text:style-name="T27">5</text:span><text:span text:style-name="T25">'</text:span><text:span text:style-name="T24">);</text:span></text:p>
      <text:p text:style-name="P53"><text:span text:style-name="Source_20_Text"><text:span text:style-name="T33"/></text:span></text:p>
      <text:p text:style-name="P48">ALTER TABLE User ADD COLUMN complexe <text:s/><text:span text:style-name="T5">SMALLINT UNSIGNED;</text:span></text:p>
      <text:p text:style-name="P48"/>
      <text:p text:style-name="P47"><text:span text:style-name="T49">INSERT INTO User ( </text:span><text:span text:style-name="T2">name</text:span><text:span text:style-name="T5">, </text:span><text:span text:style-name="T2">password, </text:span><text:span text:style-name="T4">dateNaissance, </text:span><text:span text:style-name="T49">r</text:span><text:span text:style-name="T63">o</text:span><text:span text:style-name="T49">le, </text:span><text:span text:style-name="T63">complexe</text:span><text:span text:style-name="T49">) VALUES (</text:span><text:span text:style-name="T50">'</text:span><text:span text:style-name="T49">Administrateur</text:span><text:span text:style-name="T63">Paris</text:span><text:span text:style-name="T50">'</text:span><text:span text:style-name="T49">, </text:span><text:span text:style-name="T50">'</text:span><text:span text:style-name="T49">ThisIs</text:span><text:span text:style-name="T63">Paris</text:span><text:span text:style-name="T49">SecretPassword2021</text:span><text:span text:style-name="T50">'</text:span><text:span text:style-name="T49">, </text:span><text:span text:style-name="T50">'</text:span><text:span text:style-name="T49">198</text:span><text:span text:style-name="T63">4</text:span><text:span text:style-name="T49">-0</text:span><text:span text:style-name="T63">1</text:span><text:span text:style-name="T49">-0</text:span><text:span text:style-name="T63">2</text:span><text:span text:style-name="T50">', </text:span><text:span text:style-name="T63">2, 1</text:span><text:span text:style-name="T49">),</text:span></text:p>
      <text:p text:style-name="P47"><text:span text:style-name="T49">(</text:span><text:span text:style-name="T50">'</text:span><text:span text:style-name="T49">Administrateur</text:span><text:span text:style-name="T63">Nantes</text:span><text:span text:style-name="T50">'</text:span><text:span text:style-name="T49">, </text:span><text:span text:style-name="T50">'</text:span><text:span text:style-name="T63">FarWest</text:span><text:span text:style-name="T49">Password2021</text:span><text:span text:style-name="T50">'</text:span><text:span text:style-name="T49">, </text:span><text:span text:style-name="T50">'</text:span><text:span text:style-name="T49">198</text:span><text:span text:style-name="T63">9</text:span><text:span text:style-name="T49">-</text:span><text:span text:style-name="T63">11</text:span><text:span text:style-name="T49">-</text:span><text:span text:style-name="T63">22</text:span><text:span text:style-name="T50">', </text:span><text:span text:style-name="T63">2, 2</text:span><text:span text:style-name="T49">),</text:span></text:p>
      <text:p text:style-name="P54"><text:span text:style-name="T24">(</text:span><text:span text:style-name="T25">'</text:span><text:span text:style-name="T24">Administrateur</text:span><text:span text:style-name="T33">Marseille</text:span><text:span text:style-name="T25">'</text:span><text:span text:style-name="T24">, </text:span><text:span text:style-name="T25">'</text:span><text:span text:style-name="T33">ViveLOM</text:span><text:span text:style-name="T24">Password2021</text:span><text:span text:style-name="T25">'</text:span><text:span text:style-name="T24">, </text:span><text:span text:style-name="T25">'</text:span><text:span text:style-name="T24">19</text:span><text:span text:style-name="T33">90</text:span><text:span text:style-name="T24">-</text:span><text:span text:style-name="T33">10</text:span><text:span text:style-name="T24">-</text:span><text:span text:style-name="T33">10</text:span><text:span text:style-name="T25">', </text:span><text:span text:style-name="T33">2, 3</text:span><text:span text:style-name="T24">);</text:span></text:p>
      <text:p text:style-name="P24"/>
      <text:p text:style-name="P25">INSERT INTO T<text:span text:style-name="T51">arif</text:span> <text:span text:style-name="T51">(</text:span><text:span text:style-name="T38">c</text:span><text:span text:style-name="T39">ritere, </text:span><text:span text:style-name="T51">montant)</text:span> <text:span text:style-name="T51">VALUES </text:span><text:span text:style-name="T49">(</text:span><text:span text:style-name="T50">'</text:span><text:span text:style-name="T51">Plein tarif</text:span><text:span text:style-name="T50">'</text:span><text:span text:style-name="T49">, </text:span><text:span text:style-name="T51">9.2);</text:span></text:p>
      <text:p text:style-name="P25">INSERT INTO T<text:span text:style-name="T51">arif</text:span> <text:span text:style-name="T51">(</text:span><text:span text:style-name="T38">c</text:span><text:span text:style-name="T39">ritere, </text:span><text:span text:style-name="T51">montant)</text:span> <text:span text:style-name="T51">VALUES </text:span><text:span text:style-name="T49">(</text:span><text:span text:style-name="T50">'</text:span><text:span text:style-name="T51">Etudiant</text:span><text:span text:style-name="T50">'</text:span><text:span text:style-name="T49">, </text:span><text:span text:style-name="T51">7.6);</text:span></text:p>
      <text:p text:style-name="P25">INSERT INTO T<text:span text:style-name="T51">arif</text:span> <text:span text:style-name="T51">(</text:span><text:span text:style-name="T38">c</text:span><text:span text:style-name="T39">ritere, </text:span><text:span text:style-name="T51">montant)</text:span> <text:span text:style-name="T51">VALUES </text:span><text:span text:style-name="T49">(</text:span><text:span text:style-name="T50">'</text:span><text:span text:style-name="T51">Moins de 14 ans</text:span><text:span text:style-name="T50">'</text:span><text:span text:style-name="T49">, </text:span><text:span text:style-name="T51">5.9);</text:span></text:p>
      <text:p text:style-name="P25"/>
      <text:p text:style-name="P26">INSERT INTO Film (name, ageMin, dateDebutDiff, dateFinDiff) VALUES (<text:span text:style-name="T50">'</text:span>KILL BILL<text:span text:style-name="T50">'</text:span><text:span text:style-name="T49">, </text:span><text:span text:style-name="T52">16, </text:span><text:span text:style-name="T50">'</text:span><text:span text:style-name="T52">2021-12-01</text:span><text:span text:style-name="T50">'</text:span><text:span text:style-name="T52">, </text:span><text:span text:style-name="T50">'</text:span><text:span text:style-name="T52">2021-12-31</text:span><text:span text:style-name="T50">'</text:span><text:span text:style-name="T52">);</text:span></text:p>
      <text:p text:style-name="P26">INSERT INTO Film (name, ageMin, dateDebutDiff, dateFinDiff) VALUES (<text:span text:style-name="T50">'</text:span><text:span text:style-name="T52">AVATAR</text:span><text:span text:style-name="T50">'</text:span><text:span text:style-name="T49">, </text:span><text:span text:style-name="T52">12, </text:span><text:span text:style-name="T50">'</text:span><text:span text:style-name="T52">2021-12-01</text:span><text:span text:style-name="T50">'</text:span><text:span text:style-name="T52">, </text:span><text:span text:style-name="T50">'</text:span><text:span text:style-name="T52">2021-12-31</text:span><text:span text:style-name="T50">'</text:span><text:span text:style-name="T52">);</text:span></text:p>
      <text:p text:style-name="P26">INSERT INTO Film (name, ageMin, dateDebutDiff, dateFinDiff) VALUES (<text:span text:style-name="T50">'</text:span><text:span text:style-name="T52">LE ROI LION</text:span><text:span text:style-name="T50">'</text:span><text:span text:style-name="T49">, </text:span><text:span text:style-name="T52">0, </text:span><text:span text:style-name="T50">'</text:span><text:span text:style-name="T52">2021-12-01</text:span><text:span text:style-name="T50">'</text:span><text:span text:style-name="T52">, </text:span><text:span text:style-name="T50">'</text:span><text:span text:style-name="T52">2021-12-31</text:span><text:span text:style-name="T50">'</text:span><text:span text:style-name="T52">);</text:span></text:p>
      <text:p text:style-name="P26">INSERT INTO Film (name, ageMin, dateDebutDiff, dateFinDiff) VALUES (<text:span text:style-name="T50">'</text:span><text:span text:style-name="T52">VERY BAD TRIP</text:span><text:span text:style-name="T50">'</text:span><text:span text:style-name="T49">, </text:span><text:span text:style-name="T52">12, </text:span><text:span text:style-name="T50">'</text:span><text:span text:style-name="T52">2021-12-01</text:span><text:span text:style-name="T50">'</text:span><text:span text:style-name="T52">, </text:span><text:span text:style-name="T50">'</text:span><text:span text:style-name="T52">2021-12-31</text:span><text:span text:style-name="T50">'</text:span><text:span text:style-name="T52">);</text:span></text:p>
      <text:p text:style-name="P26"/>
      <text:p text:style-name="P37"><text:span text:style-name="T28">INSERT INTO </text:span><text:span text:style-name="T29">Company</text:span><text:span text:style-name="T28"> (name, </text:span><text:span text:style-name="T29">email</text:span><text:span text:style-name="T28">) VALUES (</text:span><text:span text:style-name="T25">'</text:span><text:span text:style-name="T29">Gaumont</text:span><text:span text:style-name="T25">'</text:span><text:span text:style-name="T24">, </text:span><text:a xlink:type="simple" xlink:href="mailto:'gaumont@contact.fr" text:style-name="Internet_20_link" text:visited-style-name="Visited_20_Internet_20_Link"><text:span text:style-name="T25">'</text:span></text:a><text:a xlink:type="simple" xlink:href="mailto:'gaumont@contact.fr" text:style-name="Internet_20_link" text:visited-style-name="Visited_20_Internet_20_Link"><text:span text:style-name="T29">gaumont@contact.fr</text:span></text:a><text:span text:style-name="T25">'</text:span><text:span text:style-name="T30">), </text:span><text:span text:style-name="T28">(</text:span><text:span text:style-name="T25">'</text:span><text:span text:style-name="T29">Pathé</text:span><text:span text:style-name="T25">'</text:span><text:span text:style-name="T24">, </text:span><text:a xlink:type="simple" xlink:href="mailto:'cinemapathe@communication.fr" text:style-name="Internet_20_link" text:visited-style-name="Visited_20_Internet_20_Link"><text:span text:style-name="T25">'</text:span></text:a><text:a xlink:type="simple" xlink:href="mailto:'cinemapathe@communication.fr" text:style-name="Internet_20_link" text:visited-style-name="Visited_20_Internet_20_Link"><text:span text:style-name="T29">cinemapathe@communication.fr</text:span></text:a><text:span text:style-name="T25">'</text:span><text:span text:style-name="T30">);</text:span></text:p>
      <text:p text:style-name="P42"/>
      <text:p text:style-name="P51"><text:span text:style-name="T28">INSERT INTO </text:span><text:span text:style-name="T29">C</text:span><text:span text:style-name="T31">inema</text:span><text:span text:style-name="T28"> (name, </text:span><text:span text:style-name="T31">tel, address, </text:span><text:span text:style-name="T29">email, </text:span><text:span text:style-name="T31">idCompany</text:span><text:span text:style-name="T28">) VALUES (</text:span><text:span text:style-name="T25">'</text:span><text:span text:style-name="T31">Le Grand Cinema</text:span><text:span text:style-name="T25">'</text:span><text:span text:style-name="T24">, </text:span><text:a xlink:type="simple" xlink:href="mailto:'gaumont@contact.fr" text:style-name="Internet_20_link" text:visited-style-name="Visited_20_Internet_20_Link"><text:span text:style-name="T25">'</text:span></text:a><text:span text:style-name="T31">0215478475</text:span><text:span text:style-name="T25">', '</text:span><text:span text:style-name="T31">3 rue de l’hermitage Paris</text:span><text:span text:style-name="T25">', </text:span><text:a xlink:type="simple" xlink:href="mailto:'gaumontparis@contacte.fr" text:style-name="Internet_20_link" text:visited-style-name="Visited_20_Internet_20_Link">'</text:a><text:a xlink:type="simple" xlink:href="mailto:'gaumontparis@contacte.fr" text:style-name="Internet_20_link" text:visited-style-name="Visited_20_Internet_20_Link"><text:span text:style-name="T31">gaumontparis@contacte.fr</text:span></text:a><text:span text:style-name="T25">', </text:span><text:span text:style-name="T31">1</text:span><text:span text:style-name="T30">), </text:span><text:span text:style-name="T28">(</text:span><text:span text:style-name="T25">'</text:span><text:span text:style-name="T31">Gaumont du grand ouest</text:span><text:span text:style-name="T25">'</text:span><text:span text:style-name="T24">, </text:span><text:a xlink:type="simple" xlink:href="mailto:'gaumont@contact.fr" text:style-name="Internet_20_link" text:visited-style-name="Visited_20_Internet_20_Link"><text:span text:style-name="T25">'</text:span></text:a><text:span text:style-name="T31">0235598922</text:span><text:span text:style-name="T25">', '</text:span><text:span text:style-name="T31">35 boulevard Anne de bretagne Nantes</text:span><text:span text:style-name="T25">', </text:span><text:a xlink:type="simple" xlink:href="mailto:'gaumontparis@contacte.fr" text:style-name="Internet_20_link" text:visited-style-name="Visited_20_Internet_20_Link">'</text:a><text:a xlink:type="simple" xlink:href="mailto:'gaumontparis@contacte.fr" text:style-name="Internet_20_link" text:visited-style-name="Visited_20_Internet_20_Link"><text:span text:style-name="T31">gaumontnantes@contacte.fr</text:span></text:a><text:span text:style-name="T25">', </text:span><text:span text:style-name="T31">1</text:span><text:span text:style-name="T30">), </text:span><text:span text:style-name="T28">(</text:span><text:span text:style-name="T25">'</text:span><text:span text:style-name="T31">Le Gaumont du soleil</text:span><text:span text:style-name="T25">'</text:span><text:span text:style-name="T24">, </text:span><text:a xlink:type="simple" xlink:href="mailto:'gaumont@contact.fr" text:style-name="Internet_20_link" text:visited-style-name="Visited_20_Internet_20_Link"><text:span text:style-name="T25">'</text:span></text:a><text:span text:style-name="T31">0213515426</text:span><text:span text:style-name="T25">', '</text:span><text:span text:style-name="T31">13 rue de la pétanque Marseille</text:span><text:span text:style-name="T25">', </text:span><text:a xlink:type="simple" xlink:href="mailto:'gaumontparis@contacte.fr" text:style-name="Internet_20_link" text:visited-style-name="Visited_20_Internet_20_Link">'</text:a><text:a xlink:type="simple" xlink:href="mailto:'gaumontparis@contacte.fr" text:style-name="Internet_20_link" text:visited-style-name="Visited_20_Internet_20_Link"><text:span text:style-name="T31">gaumontmarseille@contacte.fr</text:span></text:a><text:span text:style-name="T25">', </text:span><text:span text:style-name="T31">1</text:span><text:span text:style-name="T30">);</text:span></text:p>
      <text:p text:style-name="P51"><text:span text:style-name="T30"/></text:p>
      <text:p text:style-name="P52"><text:span text:style-name="T28">INSERT INTO </text:span><text:span text:style-name="T32">Salle</text:span><text:span text:style-name="T28"> (name, </text:span><text:span text:style-name="T32">capacité</text:span><text:span text:style-name="T31">, idC</text:span><text:span text:style-name="T32">inema</text:span><text:span text:style-name="T28">) VALUES (</text:span><text:span text:style-name="T25">'</text:span><text:span text:style-name="T31">L</text:span><text:span text:style-name="T32">a</text:span><text:span text:style-name="T31"> </text:span><text:span text:style-name="T32">g</text:span><text:span text:style-name="T31">rand</text:span><text:span text:style-name="T32">e</text:span><text:span text:style-name="T31"> </text:span><text:span text:style-name="T32">salle</text:span><text:span text:style-name="T25">'</text:span><text:span text:style-name="T24">, </text:span><text:span text:style-name="T32">550</text:span><text:span text:style-name="T25">, </text:span><text:span text:style-name="T31">1</text:span><text:span text:style-name="T30">), </text:span><text:span text:style-name="T28">(</text:span><text:span text:style-name="T25">'</text:span><text:span text:style-name="T31">L</text:span><text:span text:style-name="T32">a</text:span><text:span text:style-name="T31"> </text:span><text:span text:style-name="T32">petite</text:span><text:span text:style-name="T31"> </text:span><text:span text:style-name="T32">salle</text:span><text:span text:style-name="T25">'</text:span><text:span text:style-name="T24">, </text:span><text:span text:style-name="T32">200</text:span><text:span text:style-name="T25">, </text:span><text:span text:style-name="T31">1</text:span><text:span text:style-name="T30">), </text:span><text:span text:style-name="T28">(</text:span><text:span text:style-name="T25">'</text:span><text:span text:style-name="T31">L</text:span><text:span text:style-name="T32">a</text:span><text:span text:style-name="T31"> </text:span><text:span text:style-name="T32">salle parisienne</text:span><text:span text:style-name="T25">'</text:span><text:span text:style-name="T24">, </text:span><text:span text:style-name="T32">450</text:span><text:span text:style-name="T25">, </text:span><text:span text:style-name="T31">1</text:span><text:span text:style-name="T30">), </text:span><text:span text:style-name="T28">(</text:span><text:span text:style-name="T25">'</text:span><text:span text:style-name="T31">L</text:span><text:span text:style-name="T32">a</text:span><text:span text:style-name="T31"> </text:span><text:span text:style-name="T32">rigolette</text:span><text:span text:style-name="T25">'</text:span><text:span text:style-name="T24">, </text:span><text:span text:style-name="T32">450</text:span><text:span text:style-name="T25">, </text:span><text:span text:style-name="T32">2</text:span><text:span text:style-name="T30">), </text:span><text:span text:style-name="T28">(</text:span><text:span text:style-name="T25">'</text:span><text:span text:style-name="T31">L</text:span><text:span text:style-name="T32">es machines de l’ile</text:span><text:span text:style-name="T25">'</text:span><text:span text:style-name="T24">, </text:span><text:span text:style-name="T32">425</text:span><text:span text:style-name="T25">, </text:span><text:span text:style-name="T32">2</text:span><text:span text:style-name="T30">), </text:span><text:span text:style-name="T28">(</text:span><text:span text:style-name="T25">'</text:span><text:span text:style-name="T31">L</text:span><text:span text:style-name="T32">e Velodrome</text:span><text:span text:style-name="T25">'</text:span><text:span text:style-name="T24">, </text:span><text:span text:style-name="T32">550</text:span><text:span text:style-name="T25">, </text:span><text:span text:style-name="T32">3</text:span><text:span text:style-name="T30">), </text:span><text:span text:style-name="T28">(</text:span><text:span text:style-name="T25">'</text:span><text:span text:style-name="T31">L</text:span><text:span text:style-name="T32">’apero</text:span><text:span text:style-name="T25">'</text:span><text:span text:style-name="T24">, </text:span><text:span text:style-name="T32">375</text:span><text:span text:style-name="T25">, </text:span><text:span text:style-name="T32">3</text:span><text:span text:style-name="T30">), </text:span><text:span text:style-name="T28">(</text:span><text:span text:style-name="T25">'</text:span><text:span text:style-name="T31">L</text:span><text:span text:style-name="T32">e vieux port</text:span><text:span text:style-name="T25">'</text:span><text:span text:style-name="T24">, </text:span><text:span text:style-name="T32">425</text:span><text:span text:style-name="T25">, </text:span><text:span text:style-name="T32">3</text:span><text:span text:style-name="T30">);</text:span></text:p>
      <text:p text:style-name="P25"/>
      <text:p text:style-name="P25"/>
      <text:p text:style-name="P44"><text:span text:style-name="T53">INSERT INTO </text:span><text:span text:style-name="T55">Seance</text:span><text:span text:style-name="T53"> (</text:span><text:span text:style-name="T55">horaires</text:span><text:span text:style-name="T53">, </text:span><text:span text:style-name="T55">idfilm</text:span><text:span text:style-name="T54">, </text:span><text:span text:style-name="T55">filmName, idsalle, idcinema, nbPlaces</text:span><text:span text:style-name="T53">) VALUES (</text:span><text:span text:style-name="T50">'</text:span><text:span text:style-name="T56">2021-12-05 18:00:00</text:span><text:span text:style-name="T50">'</text:span><text:span text:style-name="T56">, </text:span><text:span text:style-name="T55">1, </text:span><text:span text:style-name="T50">'</text:span><text:span text:style-name="T53">KILL BILL</text:span><text:span text:style-name="T50">', </text:span><text:span text:style-name="T56">1, 1, </text:span><text:span text:style-name="T57">550</text:span><text:span text:style-name="T52">), </text:span><text:span text:style-name="T53">(</text:span><text:span text:style-name="T50">'</text:span><text:span text:style-name="T56">2021-12-05 1</text:span><text:span text:style-name="T57">7</text:span><text:span text:style-name="T56">:</text:span><text:span text:style-name="T57">30</text:span><text:span text:style-name="T56">:00</text:span><text:span text:style-name="T50">'</text:span><text:span text:style-name="T56">, </text:span><text:span text:style-name="T55">2, </text:span><text:span text:style-name="T50">'</text:span><text:span text:style-name="T52">AVATAR</text:span><text:span text:style-name="T50">', </text:span><text:span text:style-name="T57">2, 1, 200</text:span><text:span text:style-name="T52">), </text:span><text:span text:style-name="T53">(</text:span><text:span text:style-name="T50">'</text:span><text:span text:style-name="T56">2021-12-0</text:span><text:span text:style-name="T57">6</text:span><text:span text:style-name="T56"> 1</text:span><text:span text:style-name="T57">4</text:span><text:span text:style-name="T56">:00:00</text:span><text:span text:style-name="T50">'</text:span><text:span text:style-name="T56">, 3, </text:span><text:span text:style-name="T50">'</text:span><text:span text:style-name="T52">LE ROI LION</text:span><text:span text:style-name="T50">', </text:span><text:span text:style-name="T57">3, 1, 450</text:span><text:span text:style-name="T52">), </text:span><text:span text:style-name="T53">(</text:span><text:span text:style-name="T50">'</text:span><text:span text:style-name="T56">2021-12-0</text:span><text:span text:style-name="T57">6</text:span><text:span text:style-name="T56"> 1</text:span><text:span text:style-name="T57">6</text:span><text:span text:style-name="T56">:00:00</text:span><text:span text:style-name="T50">'</text:span><text:span text:style-name="T56">, 4, </text:span><text:span text:style-name="T50">'</text:span><text:span text:style-name="T52">VERY BAD TRIP</text:span><text:span text:style-name="T50">', </text:span><text:span text:style-name="T57">2, 1, 200</text:span><text:span text:style-name="T52">), </text:span><text:span text:style-name="T53">(</text:span><text:span text:style-name="T50">'</text:span><text:span text:style-name="T56">2021-12-05 </text:span><text:span text:style-name="T57">20</text:span><text:span text:style-name="T56">:00:00</text:span><text:span text:style-name="T50">'</text:span><text:span text:style-name="T56">, </text:span><text:span text:style-name="T55">1, </text:span><text:span text:style-name="T50">'</text:span><text:span text:style-name="T53">KILL BILL</text:span><text:span text:style-name="T50">', </text:span><text:span text:style-name="T57">5</text:span><text:span text:style-name="T56">, </text:span><text:span text:style-name="T57">2</text:span><text:span text:style-name="T56">, </text:span><text:span text:style-name="T57">425</text:span><text:span text:style-name="T52">), </text:span><text:span text:style-name="T53">(</text:span><text:span text:style-name="T50">'</text:span><text:span text:style-name="T56">2021-12-05 </text:span><text:span text:style-name="T57">21</text:span><text:span text:style-name="T56">:</text:span><text:span text:style-name="T57">00</text:span><text:span text:style-name="T56">:00</text:span><text:span text:style-name="T50">'</text:span><text:span text:style-name="T56">, </text:span><text:span text:style-name="T55">2, </text:span><text:span text:style-name="T50">'</text:span><text:span text:style-name="T52">AVATAR</text:span><text:span text:style-name="T50">', </text:span><text:span text:style-name="T57">4, 2, </text:span><text:soft-page-break/><text:span text:style-name="T57">450</text:span><text:span text:style-name="T52">), </text:span><text:span text:style-name="T53">(</text:span><text:span text:style-name="T50">'</text:span><text:span text:style-name="T56">2021-12-0</text:span><text:span text:style-name="T57">6</text:span><text:span text:style-name="T56"> 1</text:span><text:span text:style-name="T57">5</text:span><text:span text:style-name="T56">:</text:span><text:span text:style-name="T57">3</text:span><text:span text:style-name="T56">0:00</text:span><text:span text:style-name="T50">'</text:span><text:span text:style-name="T56">, 3, </text:span><text:span text:style-name="T50">'</text:span><text:span text:style-name="T52">LE ROI LION</text:span><text:span text:style-name="T50">', </text:span><text:span text:style-name="T57">4, 2, 450</text:span><text:span text:style-name="T52">), </text:span><text:span text:style-name="T53">(</text:span><text:span text:style-name="T50">'</text:span><text:span text:style-name="T56">2021-12-0</text:span><text:span text:style-name="T57">6</text:span><text:span text:style-name="T56"> </text:span><text:span text:style-name="T57">18</text:span><text:span text:style-name="T56">:00:00</text:span><text:span text:style-name="T50">'</text:span><text:span text:style-name="T56">, 4, </text:span><text:span text:style-name="T50">'</text:span><text:span text:style-name="T52">VERY BAD TRIP</text:span><text:span text:style-name="T50">', </text:span><text:span text:style-name="T57">5, 2, 425</text:span><text:span text:style-name="T52">), </text:span><text:span text:style-name="T53">(</text:span><text:span text:style-name="T50">'</text:span><text:span text:style-name="T56">2021-12-05 </text:span><text:span text:style-name="T57">14</text:span><text:span text:style-name="T56">:</text:span><text:span text:style-name="T57">3</text:span><text:span text:style-name="T56">0:00</text:span><text:span text:style-name="T50">'</text:span><text:span text:style-name="T56">, </text:span><text:span text:style-name="T55">1, </text:span><text:span text:style-name="T50">'</text:span><text:span text:style-name="T53">KILL BILL</text:span><text:span text:style-name="T50">', </text:span><text:span text:style-name="T57">6</text:span><text:span text:style-name="T56">, </text:span><text:span text:style-name="T57">3</text:span><text:span text:style-name="T56">, </text:span><text:span text:style-name="T57">550</text:span><text:span text:style-name="T52">), </text:span><text:span text:style-name="T53">(</text:span><text:span text:style-name="T50">'</text:span><text:span text:style-name="T56">2021-12-05 </text:span><text:span text:style-name="T57">17</text:span><text:span text:style-name="T56">:</text:span><text:span text:style-name="T57">45</text:span><text:span text:style-name="T56">:00</text:span><text:span text:style-name="T50">'</text:span><text:span text:style-name="T56">, </text:span><text:span text:style-name="T55">2, </text:span><text:span text:style-name="T50">'</text:span><text:span text:style-name="T52">AVATAR</text:span><text:span text:style-name="T50">', </text:span><text:span text:style-name="T57">7, 3, 375</text:span><text:span text:style-name="T52">), </text:span><text:span text:style-name="T53">(</text:span><text:span text:style-name="T50">'</text:span><text:span text:style-name="T56">2021-12-0</text:span><text:span text:style-name="T57">6</text:span><text:span text:style-name="T56"> 1</text:span><text:span text:style-name="T57">2</text:span><text:span text:style-name="T56">:</text:span><text:span text:style-name="T57">3</text:span><text:span text:style-name="T56">0:00</text:span><text:span text:style-name="T50">'</text:span><text:span text:style-name="T56">, 3, </text:span><text:span text:style-name="T50">'</text:span><text:span text:style-name="T52">LE ROI LION</text:span><text:span text:style-name="T50">', </text:span><text:span text:style-name="T57">8, 3, 425</text:span><text:span text:style-name="T52">), </text:span><text:span text:style-name="T53">(</text:span><text:span text:style-name="T50">'</text:span><text:span text:style-name="T56">2021-12-0</text:span><text:span text:style-name="T57">6</text:span><text:span text:style-name="T56"> </text:span><text:span text:style-name="T57">13</text:span><text:span text:style-name="T56">:</text:span><text:span text:style-name="T57">3</text:span><text:span text:style-name="T56">0:00</text:span><text:span text:style-name="T50">'</text:span><text:span text:style-name="T56">, 4, </text:span><text:span text:style-name="T50">'</text:span><text:span text:style-name="T52">VERY BAD TRIP</text:span><text:span text:style-name="T50">', </text:span><text:span text:style-name="T57">6, 3, 550</text:span><text:span text:style-name="T52">);</text:span></text:p>
      <text:p text:style-name="P44"/>
      <text:p text:style-name="P45"><text:span text:style-name="T53">INSERT INTO </text:span><text:span text:style-name="T58">Ticket</text:span><text:span text:style-name="T53"> (</text:span><text:span text:style-name="T58">idTarif</text:span><text:span text:style-name="T53">, </text:span><text:span text:style-name="T58">price</text:span><text:span text:style-name="T54">, </text:span><text:span text:style-name="T58">idSeance</text:span><text:span text:style-name="T55">, </text:span><text:span text:style-name="T58">filmSeance</text:span><text:span text:style-name="T55">, </text:span><text:span text:style-name="T58">horaireSeance</text:span><text:span text:style-name="T55">, </text:span><text:span text:style-name="T58">idUser, nameUser, </text:span><text:span text:style-name="T46">d</text:span><text:span text:style-name="T4">ateNaissance</text:span><text:span text:style-name="T46">User, </text:span><text:span text:style-name="T58">etudiantUser</text:span><text:span text:style-name="T53">) VALUES (</text:span><text:span text:style-name="T59">4, 9.2, </text:span><text:span text:style-name="T60">13,</text:span><text:span text:style-name="T59"> </text:span><text:span text:style-name="T50">'</text:span><text:span text:style-name="T53">KILL BILL</text:span><text:span text:style-name="T50">'</text:span><text:span text:style-name="T56">,</text:span><text:span text:style-name="T50"> '</text:span><text:span text:style-name="T56">2021-12-05 18:00:00</text:span><text:span text:style-name="T50">'</text:span><text:span text:style-name="T56">, 1, </text:span><text:span text:style-name="T50">'</text:span><text:span text:style-name="T60">Paul</text:span><text:span text:style-name="T50">'</text:span><text:span text:style-name="T56">, </text:span><text:span text:style-name="T50">'</text:span><text:span text:style-name="T49">1982-03-15</text:span><text:span text:style-name="T50">', </text:span><text:span text:style-name="T60">NULL</text:span><text:span text:style-name="T52">), </text:span><text:span text:style-name="T53">(</text:span><text:span text:style-name="T61">5</text:span><text:span text:style-name="T59">, </text:span><text:span text:style-name="T61">7</text:span><text:span text:style-name="T59">.</text:span><text:span text:style-name="T61">6</text:span><text:span text:style-name="T59">, </text:span><text:span text:style-name="T60">1</text:span><text:span text:style-name="T62">7</text:span><text:span text:style-name="T60">,</text:span><text:span text:style-name="T59"> </text:span><text:span text:style-name="T50">'</text:span><text:span text:style-name="T53">KILL BILL</text:span><text:span text:style-name="T50">'</text:span><text:span text:style-name="T56">,</text:span><text:span text:style-name="T50"> '</text:span><text:span text:style-name="T56">2021-12-05 </text:span><text:span text:style-name="T57">20</text:span><text:span text:style-name="T56">:00:00</text:span><text:span text:style-name="T50">'</text:span><text:span text:style-name="T56">, </text:span><text:span text:style-name="T61">2</text:span><text:span text:style-name="T56">, </text:span><text:span text:style-name="T50">'</text:span><text:span text:style-name="T61">Jeanne</text:span><text:span text:style-name="T50">'</text:span><text:span text:style-name="T56">, </text:span><text:span text:style-name="T50">'2003-08-21', </text:span><text:span text:style-name="T61">True</text:span><text:span text:style-name="T52">), </text:span><text:span text:style-name="T53">(</text:span><text:span text:style-name="T59">4, 9.2, </text:span><text:span text:style-name="T60">13,</text:span><text:span text:style-name="T59"> </text:span><text:span text:style-name="T50">'</text:span><text:span text:style-name="T53">KILL BILL</text:span><text:span text:style-name="T50">'</text:span><text:span text:style-name="T56">,</text:span><text:span text:style-name="T50"> '</text:span><text:span text:style-name="T56">2021-12-05 18:00:00</text:span><text:span text:style-name="T50">'</text:span><text:span text:style-name="T56">, </text:span><text:span text:style-name="T62">3</text:span><text:span text:style-name="T56">, </text:span><text:span text:style-name="T50">'</text:span><text:span text:style-name="T62">Administrateur</text:span><text:span text:style-name="T50">'</text:span><text:span text:style-name="T56">, </text:span><text:span text:style-name="T50">'</text:span><text:span text:style-name="T49">1980-05-01</text:span><text:span text:style-name="T50">', </text:span><text:span text:style-name="T60">NULL</text:span><text:span text:style-name="T52">), </text:span><text:span text:style-name="T53">(</text:span><text:span text:style-name="T62">6</text:span><text:span text:style-name="T59">, </text:span><text:span text:style-name="T62">5</text:span><text:span text:style-name="T59">.</text:span><text:span text:style-name="T62">9</text:span><text:span text:style-name="T59">, </text:span><text:span text:style-name="T62">23</text:span><text:span text:style-name="T60">,</text:span><text:span text:style-name="T59"> </text:span><text:span text:style-name="T50">'</text:span><text:span text:style-name="T52">LE ROI LION</text:span><text:span text:style-name="T50">'</text:span><text:span text:style-name="T56">,</text:span><text:span text:style-name="T50"> '</text:span><text:span text:style-name="T56">2021-12-0</text:span><text:span text:style-name="T57">6</text:span><text:span text:style-name="T56"> 1</text:span><text:span text:style-name="T57">2</text:span><text:span text:style-name="T56">:</text:span><text:span text:style-name="T57">3</text:span><text:span text:style-name="T56">0:00</text:span><text:span text:style-name="T50">'</text:span><text:span text:style-name="T56">, 4, </text:span><text:span text:style-name="T50">'</text:span><text:span text:style-name="T61">J</text:span><text:span text:style-name="T62">onathan</text:span><text:span text:style-name="T50">'</text:span><text:span text:style-name="T56">, </text:span><text:span text:style-name="T50">'</text:span>2010<text:span text:style-name="T49">-0</text:span>7<text:span text:style-name="T49">-0</text:span>5<text:span text:style-name="T50">', </text:span><text:span text:style-name="T62">NULL</text:span><text:span text:style-name="T52">);</text:span></text:p>
      <text:p text:style-name="P45"/>
      <text:p text:style-name="P46"><text:span text:style-name="T53">INSERT INTO </text:span><text:span text:style-name="T58">Ticket</text:span><text:span text:style-name="T53"> (</text:span><text:span text:style-name="T58">idTarif</text:span><text:span text:style-name="T53">, </text:span><text:span text:style-name="T58">price</text:span><text:span text:style-name="T54">, </text:span><text:span text:style-name="T58">idSeance</text:span><text:span text:style-name="T55">, </text:span><text:span text:style-name="T58">filmSeance</text:span><text:span text:style-name="T55">, </text:span><text:span text:style-name="T58">horaireSeance</text:span><text:span text:style-name="T55">, </text:span><text:span text:style-name="T58">idUser, nameUser, </text:span><text:span text:style-name="T46">d</text:span><text:span text:style-name="T4">ateNaissance</text:span><text:span text:style-name="T46">User, </text:span><text:span text:style-name="T58">etudiantUser</text:span><text:span text:style-name="T53">) VALUES (</text:span><text:span text:style-name="T59">4, 9.2, </text:span><text:span text:style-name="T60">1</text:span><text:span text:style-name="T64">4</text:span><text:span text:style-name="T60">,</text:span><text:span text:style-name="T59"> </text:span><text:span text:style-name="T50">'</text:span><text:span text:style-name="T64">AVATAR</text:span><text:span text:style-name="T50">'</text:span><text:span text:style-name="T56">,</text:span><text:span text:style-name="T50"> '2021-12-05 17:30:00'</text:span><text:span text:style-name="T56">, </text:span><text:span text:style-name="T64">5</text:span><text:span text:style-name="T56">, </text:span><text:span text:style-name="T50">'</text:span><text:span text:style-name="T64">AdministrateurParis</text:span><text:span text:style-name="T50">'</text:span><text:span text:style-name="T56">, </text:span><text:span text:style-name="T50">'1984-01-02', </text:span><text:span text:style-name="T60">NULL</text:span><text:span text:style-name="T52">), </text:span><text:span text:style-name="T53">(</text:span><text:span text:style-name="T64">4</text:span><text:span text:style-name="T59">, </text:span><text:span text:style-name="T64">9</text:span><text:span text:style-name="T59">.</text:span><text:span text:style-name="T64">2</text:span><text:span text:style-name="T59">, </text:span><text:span text:style-name="T64">20</text:span><text:span text:style-name="T60">,</text:span><text:span text:style-name="T59"> </text:span><text:span text:style-name="T50">'VERY BAD TRIP'</text:span><text:span text:style-name="T56">,</text:span><text:span text:style-name="T50"> '</text:span><text:span text:style-name="T56">2021-12-0</text:span><text:span text:style-name="T64">6</text:span><text:span text:style-name="T56"> </text:span><text:span text:style-name="T64">18</text:span><text:span text:style-name="T56">:00:00</text:span><text:span text:style-name="T50">'</text:span><text:span text:style-name="T56">, </text:span><text:span text:style-name="T64">6</text:span><text:span text:style-name="T56">, </text:span><text:span text:style-name="T50">'AdministrateurNantes'</text:span><text:span text:style-name="T56">, </text:span><text:span text:style-name="T50">'</text:span><text:span text:style-name="T64">1989</text:span><text:span text:style-name="T50">-</text:span><text:span text:style-name="T64">11</text:span><text:span text:style-name="T50">-2</text:span><text:span text:style-name="T64">2</text:span><text:span text:style-name="T50">', </text:span><text:span text:style-name="T64">NULL</text:span><text:span text:style-name="T52">), </text:span><text:span text:style-name="T53">(</text:span><text:span text:style-name="T59">4, 9.2, </text:span><text:span text:style-name="T64">22</text:span><text:span text:style-name="T60">,</text:span><text:span text:style-name="T59"> </text:span><text:span text:style-name="T50">'</text:span><text:span text:style-name="T64">AVATAR</text:span><text:span text:style-name="T50">'</text:span><text:span text:style-name="T56">,</text:span><text:span text:style-name="T50"> '</text:span><text:span text:style-name="T56">2021-12-05 1</text:span><text:span text:style-name="T64">7</text:span><text:span text:style-name="T56">:</text:span><text:span text:style-name="T64">45</text:span><text:span text:style-name="T56">:00</text:span><text:span text:style-name="T50">'</text:span><text:span text:style-name="T56">, </text:span><text:span text:style-name="T64">7</text:span><text:span text:style-name="T56">, </text:span><text:span text:style-name="T50">'</text:span><text:span text:style-name="T62">AdministrateurM</text:span><text:span text:style-name="T64">arseille</text:span><text:span text:style-name="T50">'</text:span><text:span text:style-name="T56">, </text:span><text:span text:style-name="T50">'</text:span><text:span text:style-name="T49">19</text:span><text:span text:style-name="T64">9</text:span><text:span text:style-name="T49">0-</text:span><text:span text:style-name="T64">10</text:span><text:span text:style-name="T49">-</text:span><text:span text:style-name="T64">10</text:span><text:span text:style-name="T50">', </text:span><text:span text:style-name="T60">NULL</text:span><text:span text:style-name="T52">);</text:span></text:p>
      <text:p text:style-name="P46"/>
      <text:p text:style-name="P46"/>
      <text:p text:style-name="P55"><text:span text:style-name="T9">#</text:span><text:span text:style-name="T15">Pour faire une sauvegarde de la base</text:span></text:p>
      <text:p text:style-name="P41">#En ligne de commandes</text:p>
      <text:p text:style-name="P38">sudo mysqldump --databases --result-file=digitalCampusLive_Save.sql digitalCampusLive -u TWR -p;</text:p>
      <text:p text:style-name="P38"/>
      <text:p text:style-name="P55"><text:span text:style-name="T9">#</text:span><text:span text:style-name="T15">Dans Mysql</text:span></text:p>
      <text:p text:style-name="P49">SOURCE digitalCampusLive_Save.sql;</text:p>
      <text:p text:style-name="P50"><text:span text:style-name="Source_20_Text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7T18:00:18.805125823</meta:creation-date>
    <dc:date>2021-11-14T22:08:53.309275871</dc:date>
    <meta:editing-duration>PT7H33M3S</meta:editing-duration>
    <meta:editing-cycles>14</meta:editing-cycles>
    <meta:generator>LibreOffice/6.4.7.2$Linux_X86_64 LibreOffice_project/40$Build-2</meta:generator>
    <meta:document-statistic meta:table-count="0" meta:image-count="0" meta:object-count="0" meta:page-count="4" meta:paragraph-count="113" meta:word-count="965" meta:character-count="7444" meta:non-whitespace-character-count="6470"/>
  </office:meta>
</office:document-meta>
</file>